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top="0cm" fo:margin-bottom="0cm"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Was ist ein Algorithmus?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Was ist ein Algorithmus?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250ml lauwarmes Wasser in einen Messbecher füllen. </text:span></text:p>
              </text:list-item>
              <text:list-item>
                <text:p text:style-name="P3"><text:span text:style-name="T1">1 Würfel Hefe hineinbröseln.</text:span></text:p>
              </text:list-item>
              <text:list-item>
                <text:p text:style-name="P3"><text:span text:style-name="T1">Mit einer Prise Zucker und Salz verrühren. </text:span></text:p>
              </text:list-item>
              <text:list-item>
                <text:p text:style-name="P3"><text:span text:style-name="T1">10-15 Minuten gehen lassen. </text:span></text:p>
              </text:list-item>
              <text:list-item>
                <text:p text:style-name="P3"><text:span text:style-name="T1">500g Mehl und 1 TL Salz in eine Schüssel geben.</text:span></text:p>
              </text:list-item>
              <text:list-item>
                <text:p text:style-name="P3"><text:span text:style-name="T1">Flüssigkeit und <text:s/>2 EL Olivenöl über das Mehl geben.</text:span></text:p>
              </text:list-item>
              <text:list-item>
                <text:p text:style-name="P3"><text:span text:style-name="T1">Mit den Knethaken des Handrührgeräts mindestens 5 Minuten kneten (von Hand mindestens 10 Minuten lang kneten). </text:span></text:p>
              </text:list-item>
              <text:list-item>
                <text:p text:style-name="P3"><text:span text:style-name="T1">Zum Schluss mit den Händen noch einmal wenige Minuten weiterkneten, bis der Teig geschmeidig ist. </text:span></text:p>
              </text:list-item>
              <text:list-item>
                <text:p text:style-name="P3"><text:span text:style-name="T1">Die Teigschüssel mit einem Tuch abdecken und an einem warmen Ort (ca. 35°C) etwa 40 Minuten gehen lassen. </text:span></text:p>
              </text:list-item>
              <text:list-item>
                <text:p text:style-name="P4"><text:span text:style-name="T1">Teig halbieren und auf bemehlter Arbeitsfläche rund (Ø ca. 28-30 cm)  ausrollen. </text:span></text:p>
              </text:list-item>
              <text:list-item>
                <text:p text:style-name="P4"><text:span text:style-name="T1">Ofen auf 240 Grad (Umluft: 220) vorheizen. </text:span></text:p>
              </text:list-item>
              <text:list-item>
                <text:p text:style-name="P4"><text:span text:style-name="T1">Zwei Standardbleche (38x45 cm) mit Backpapier belegen. </text:span></text:p>
              </text:list-item>
              <text:list-item>
                <text:p text:style-name="P4"><text:span text:style-name="T1">Teige auf die Backbleche legen und etwas in die Ränder zurechtdrücken. </text:span></text:p>
              </text:list-item>
              <text:list-item>
                <text:p text:style-name="P4"><text:span text:style-name="T1">Jetzt den Teig nach Belieben mit Tomatensoße und verschiedensten Zutaten belegen. </text:span></text:p>
              </text:list-item>
              <text:list-item>
                <text:p text:style-name="P4"><text:span text:style-name="T1">Im vorgeheizten Ofen etwa 15 Minuten backen.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as ist ein Algorithmus?</text:p>
          </draw:text-box>
        </draw:frame>
        <draw:frame presentation:style-name="pr4" draw:layer="layout" svg:width="25.199cm" svg:height="9.134cm" svg:x="1.4cm" svg:y="3.5cm" presentation:class="outline" presentation:user-transformed="true">
          <draw:text-box>
            <text:list text:style-name="L2">
              <text:list-item>
                <text:p>Eine eindeutige Handlungsvorschrift zur Lösung eines Problems.</text:p>
                <text:list>
                  <text:list-item>
                    <text:p>Bestehen aus einer endlichen Liste eindeutiger Einzelschrit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rogrammieru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ir formulieren eine Schrittweise Anleitung für den Computer, der ein bestimmtes Ziel erreichen soll.</text:p>
              </text:list-item>
              <text:list-item>
                <text:p>Wichtig:</text:p>
                <text:list>
                  <text:list-item>
                    <text:p>Ich muss wissen was ich erreichen will.</text:p>
                  </text:list-item>
                  <text:list-item>
                    <text:p>Ich muss mir die Einzelschritte zum Ziel überlegen.</text:p>
                  </text:list-item>
                  <text:list-item>
                    <text:p>Der Computer kann sich nicht selbst fehlende Schritte überlege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Unser Zie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r Computer zeichnet ein Spiel und basierend auf unseren Eingaben verändert er das Bild.</text:p>
              </text:list-item>
              <text:list-item>
                <text:p>Schritt 1: Zeichnen des Spiels.</text:p>
              </text:list-item>
              <text:list-item>
                <text:p>Schritt 2: Bewegungen animieren.</text:p>
              </text:list-item>
              <text:list-item>
                <text:p>Schritt 3: Auf Tastatureingaben reagiere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9T10:35:00.342000000</meta:creation-date>
    <dc:date>2024-11-09T10:51:41.289000000</dc:date>
    <meta:editing-duration>PT6M25S</meta:editing-duration>
    <meta:editing-cycles>1</meta:editing-cycles>
    <meta:document-statistic meta:object-count="41"/>
    <meta:generator>LibreOffice/24.8.2.1$Windows_X86_64 LibreOffice_project/0f794b6e29741098670a3b95d60478a65d05ef13</meta:generator>
  </office:meta>
</office:document-meta>
</file>